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BF000000DF2116F1BB.png" manifest:media-type="image/png"/>
  <manifest:file-entry manifest:full-path="Pictures/1000020100000659000000D972FD1DFE.png" manifest:media-type="image/png"/>
  <manifest:file-entry manifest:full-path="Pictures/1000020100000667000000FDB98EC4E2.png" manifest:media-type="image/png"/>
  <manifest:file-entry manifest:full-path="Pictures/100002010000055B000000DBE16657D6.png" manifest:media-type="image/png"/>
  <manifest:file-entry manifest:full-path="Pictures/100002010000067E000000CC48BF2471.png" manifest:media-type="image/png"/>
  <manifest:file-entry manifest:full-path="Pictures/100002010000067E000000D0520DE75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adornments="Regular"/>
    <style:font-face style:name="Apple SD Gothic Neo" svg:font-family="'Apple SD Gothic Neo'" style:font-pitch="variable"/>
    <style:font-face style:name="Arial1" svg:font-family="Arial" style:font-pitch="variable"/>
    <style:font-face style:name="Arial Unicode MS2" svg:font-family="'Arial Unicode MS'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width="0.152cm" svg:stroke-color="#ffffff" draw:marker-start-width="0.427cm" draw:marker-end-width="0.427cm" draw:fill="solid" draw:fill-color="#333333" draw:textarea-horizontal-align="justify" draw:textarea-vertical-align="middle" draw:auto-grow-height="false" fo:padding-top="0.2cm" fo:padding-bottom="0.2cm" fo:padding-left="0.325cm" fo:padding-right="0.325cm"/>
    </style:style>
    <style:style style:name="gr3" style:family="graphic" style:parent-style-name="standard">
      <style:graphic-properties draw:stroke="none" draw:fill="solid" draw:fill-color="#5e11a6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333333" draw:fill="none" draw:fill-color="#ffffff" fo:min-height="1.328cm"/>
    </style:style>
    <style:style style:name="gr6" style:family="graphic" style:parent-style-name="standard">
      <style:graphic-properties draw:stroke="none" svg:stroke-color="#000000" draw:fill="none" draw:fill-color="#ffffff" fo:min-height="1.905cm"/>
    </style:style>
    <style:style style:name="gr7" style:family="graphic" style:parent-style-name="standard">
      <style:graphic-properties draw:stroke="none" svg:stroke-color="#000000" draw:fill="none" draw:fill-color="#ffffff" fo:min-height="1.401cm"/>
    </style:style>
    <style:style style:name="gr8" style:family="graphic" style:parent-style-name="standard">
      <style:graphic-properties svg:stroke-color="#000080" draw:fill="none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5e11a6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width="0.025cm" draw:marker-start-width="0.234cm" draw:marker-end-width="0.234cm" draw:fill="solid" draw:fill-color="#ffff00" draw:opacity="100%" draw:textarea-horizontal-align="justify" draw:textarea-vertical-align="middle" draw:auto-grow-height="false" fo:padding-top="-0.066cm" fo:padding-bottom="-0.066cm" fo:padding-left="0.059cm" fo:padding-right="0.059cm" draw:shadow-opacity="100%"/>
    </style:style>
    <style:style style:name="gr11" style:family="graphic" style:parent-style-name="standard">
      <style:graphic-properties draw:stroke="none" svg:stroke-color="#000000" draw:fill="none" draw:fill-color="#ffffff" fo:min-height="0.82cm"/>
    </style:style>
    <style:style style:name="gr12" style:family="graphic" style:parent-style-name="standard">
      <style:graphic-properties draw:stroke="solid" svg:stroke-width="0.203cm" svg:stroke-color="#ffffff" draw:marker-start-width="0.503cm" draw:marker-end-width="0.503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color="#000000" draw:fill="none" draw:fill-color="#ffffff" fo:min-height="1.478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style:font-name="DejaVu Sans"/>
    </style:style>
    <style:style style:name="P3" style:family="paragraph">
      <style:text-properties style:font-name="DejaVu Sans" fo:font-size="40pt" style:font-size-asian="40pt" style:font-size-complex="40pt"/>
    </style:style>
    <style:style style:name="P4" style:family="paragraph">
      <style:text-properties fo:color="#579d1c" style:font-name="DejaVu Sans"/>
    </style:style>
    <style:style style:name="P5" style:family="paragraph">
      <style:text-properties fo:color="#579d1c" style:font-name="DejaVu Sans" fo:font-size="28pt" style:font-size-asian="28pt" style:font-size-complex="28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0pt" style:font-size-asian="20pt" style:font-size-complex="20pt"/>
    </style:style>
    <style:style style:name="P8" style:family="paragraph">
      <style:paragraph-properties fo:text-align="center"/>
      <style:text-properties fo:color="#cccccc" style:font-name="DejaVu Sans" fo:text-shadow="none"/>
    </style:style>
    <style:style style:name="P9" style:family="paragraph">
      <style:text-properties fo:color="#000000" style:font-name="DejaVu Sans"/>
    </style:style>
    <style:style style:name="P10" style:family="paragraph">
      <style:text-properties fo:color="#000000" style:font-name="DejaVu Sans" fo:text-shadow="1pt 1pt"/>
    </style:style>
    <style:style style:name="T1" style:family="text">
      <style:text-properties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DejaVu Sans" fo:font-size="40pt" fo:font-style="normal" fo:text-shadow="none" style:text-underline-style="none" fo:font-weight="normal" style:letter-kerning="true" style:font-name-asian="Arial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579d1c" style:font-name="DejaVu Sans" fo:font-size="28pt" style:font-size-asian="28pt" style:font-size-complex="28pt"/>
    </style:style>
    <style:style style:name="T4" style:family="text">
      <style:text-properties style:font-name="DejaVu Sans" fo:font-size="20pt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cccccc" style:font-name="DejaVu Sans" fo:text-shadow="none"/>
    </style:style>
    <style:style style:name="T7" style:family="text">
      <style:text-properties fo:color="#000000" style:font-name="DejaVu Sans" fo:text-shadow="1pt 1pt"/>
    </style:style>
    <style:style style:name="T8" style:family="text">
      <style:text-properties fo:color="#579d1c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132cm" svg:height="1.778cm" draw:transform="rotate (0.804771318094585) translate (6.958cm 9.198cm)">
          <text:p/>
          <draw:enhanced-geometry svg:viewBox="0 0 21600 21600" draw:text-areas="0 ?f0 ?f5 ?f2" draw:type="right-arrow" draw:modifiers="15767.6381909548 7212.14165261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4.556cm" svg:height="1.778cm" draw:transform="rotate (-2.34205732325119) translate (20.753cm 13.26cm)">
          <text:p/>
          <draw:enhanced-geometry svg:viewBox="0 0 21600 21600" draw:text-areas="0 ?f0 ?f5 ?f2" draw:type="right-arrow" draw:modifiers="15767.6381909548 7212.14165261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.289cm" svg:height="1.778cm" draw:transform="rotate (0.804771318094585) translate (21.668cm 9.423cm)">
          <text:p/>
          <draw:enhanced-geometry svg:viewBox="0 0 21600 21600" draw:text-areas="0 ?f0 ?f5 ?f2" draw:type="right-arrow" draw:modifiers="15767.6381909548 7212.14165261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4.556cm" svg:height="1.778cm" draw:transform="rotate (-2.34205732325119) translate (7.666cm 11.162cm)">
          <text:p/>
          <draw:enhanced-geometry svg:viewBox="0 0 21600 21600" draw:text-areas="0 ?f0 ?f5 ?f2" draw:type="right-arrow" draw:modifiers="15767.6381909548 7212.14165261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" draw:text-style-name="P1" draw:layer="layout" svg:width="2.593cm" svg:height="2.55cm" draw:transform="skewX (-0.000349065850398865) rotate (-0.0307177948351003) translate (5.838cm 8.8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1" draw:layer="layout" svg:width="0.067cm" svg:height="0.407cm" draw:transform="skewX (-0.355349035706045) translate (6.511cm 9.8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8cm" svg:height="0.158cm" draw:transform="skewX (-0.0127409035395586) rotate (-1.13219508576872) translate (7.127cm 9.66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4cm" svg:height="0.213cm" draw:transform="skewX (0.023387411976724) rotate (-2.10661240715716) translate (8.177cm 10.696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81cm" svg:height="0.052cm" draw:transform="skewX (-0.383797902513553) rotate (0.530754625531476) translate (6.628cm 11.074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cm" svg:height="0.118cm" draw:transform="skewX (-0.334405084682113) rotate (2.45463106000482) translate (7.66cm 11.208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8cm" svg:height="0.339cm" draw:transform="skewX (-0.324456707945746) rotate (-1.05365526942898) translate (7.319cm 10.2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1cm" svg:height="0.28cm" draw:transform="skewX (0.028623399732707) rotate (-1.65090693946144) translate (8.097cm 9.96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41cm" svg:height="0.256cm" draw:transform="rotate (-1.65090693946144) translate (7.901cm 10.2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1cm" svg:height="0.345cm" draw:transform="skewX (0.0174532925199433) rotate (-1.65090693946144) translate (6.815cm 9.3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3cm" svg:height="0.286cm" draw:transform="skewX (-0.0139626340159546) rotate (-1.13219508576872) translate (6.347cm 9.99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4cm" svg:height="0.424cm" draw:transform="skewX (0.00942477796076931) rotate (-2.10661240715716) translate (6.471cm 10.5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6cm" svg:height="0.374cm" draw:transform="skewX (-0.00261799387799147) rotate (-2.10661240715716) translate (7.6cm 9.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01cm" svg:height="0.11cm" draw:transform="skewX (-0.0090757121103705) rotate (-1.65090693946144) translate (7.627cm 9.52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3" draw:text-style-name="P1" draw:layer="layout" svg:width="2.583cm" svg:height="2.543cm" draw:transform="rotate (-0.0307177948351003) translate (19.562cm 10.4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1" draw:layer="layout" svg:width="0.066cm" svg:height="0.407cm" draw:transform="skewX (-0.353080107678453) translate (20.24cm 11.36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9cm" svg:height="0.159cm" draw:transform="skewX (-0.0188495559215388) rotate (-1.13219508576872) translate (20.853cm 11.18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2cm" svg:height="0.216cm" draw:transform="skewX (-0.00471238898038472) rotate (-2.10661240715716) translate (21.902cm 12.211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78cm" svg:height="0.052cm" draw:transform="skewX (-0.333183354205718) rotate (0.530754625531476) translate (20.357cm 12.576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cm" svg:height="0.117cm" draw:transform="skewX (-0.367217274619607) rotate (2.45463106000482) translate (21.386cm 12.714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78cm" svg:height="0.333cm" draw:transform="skewX (-0.345924257745276) rotate (-1.05365526942898) translate (21.047cm 11.81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2cm" svg:height="0.28cm" draw:transform="skewX (0.0143116998663535) rotate (-1.65090693946144) translate (21.821cm 11.48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41cm" svg:height="0.252cm" draw:transform="skewX (0.0118682389135614) rotate (-1.65090693946144) translate (21.623cm 11.77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2cm" svg:height="0.341cm" draw:transform="skewX (0.011693705988362) rotate (-1.65090693946144) translate (20.543cm 10.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3cm" svg:height="0.288cm" draw:transform="skewX (-0.00698131700797726) rotate (-1.13219508576872) translate (20.077cm 11.51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5cm" svg:height="0.425cm" draw:transform="skewX (-0.00942477796076945) rotate (-2.10661240715716) translate (20.2cm 12.07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4cm" svg:height="0.378cm" draw:transform="skewX (-0.013264502315157) rotate (-2.10661240715716) translate (21.328cm 10.7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99cm" svg:height="0.109cm" draw:transform="skewX (0.00925024503556993) rotate (-1.65090693946144) translate (21.354cm 11.04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3" draw:text-style-name="P1" draw:layer="layout" svg:width="2.586cm" svg:height="2.543cm" draw:transform="rotate (-0.0307177948351003) translate (20.956cm 8.9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1" draw:layer="layout" svg:width="0.067cm" svg:height="0.407cm" draw:transform="skewX (-0.353080107678453) translate (21.6cm 9.8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5cm" svg:height="0.16cm" draw:transform="skewX (-0.0125663706143591) rotate (-1.13219508576872) translate (22.216cm 9.6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08cm" svg:height="0.215cm" draw:transform="skewX (-0.0139626340159546) rotate (-2.10661240715716) translate (23.266cm 10.73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81cm" svg:height="0.054cm" draw:transform="skewX (-0.402647458435092) rotate (0.530754625531476) translate (21.716cm 11.096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2cm" svg:height="0.122cm" draw:transform="skewX (-0.338942940737299) rotate (2.45463106000482) translate (22.748cm 11.231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79cm" svg:height="0.333cm" draw:transform="skewX (-0.337895743186102) rotate (-1.05365526942898) translate (22.406cm 10.3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2cm" svg:height="0.281cm" draw:transform="skewX (-0.0106465084371654) rotate (-1.65090693946144) translate (23.183cm 10.00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41cm" svg:height="0.252cm" draw:transform="skewX (-0.0118682389135614) rotate (-1.65090693946144) translate (22.985cm 10.29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07cm" svg:height="0.345cm" draw:transform="skewX (0.0144862327915529) rotate (-1.65090693946144) translate (21.905cm 9.36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2cm" svg:height="0.286cm" draw:transform="skewX (-0.0349065850398866) rotate (-1.13219508576872) translate (21.437cm 10.03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4cm" svg:height="0.422cm" draw:transform="skewX (0.00715584993317669) rotate (-2.10661240715716) translate (21.559cm 10.5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3cm" svg:height="0.372cm" draw:transform="skewX (0.00802851455917396) rotate (-2.10661240715716) translate (22.686cm 9.29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98cm" svg:height="0.108cm" draw:transform="skewX (-0.00925024503556995) rotate (-1.65090693946144) translate (22.714cm 9.56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5" draw:text-style-name="P2" draw:layer="layout" svg:width="6.381cm" svg:height="1.578cm" svg:x="6.523cm" svg:y="5.605cm">
          <draw:text-box>
            <text:p text:style-name="P2"><text:span text:style-name="T1">Momentum</text:span></text:p>
          </draw:text-box>
        </draw:frame>
        <draw:frame draw:style-name="gr6" draw:text-style-name="P3" draw:layer="layout" svg:width="9.083cm" svg:height="2.155cm" svg:x="2.901cm" svg:y="0.148cm">
          <draw:text-box>
            <text:p text:style-name="P3"><text:span text:style-name="T2">Pericenter</text:span></text:p>
          </draw:text-box>
        </draw:frame>
        <draw:frame draw:style-name="gr7" draw:text-style-name="P5" draw:layer="layout" svg:width="7.239cm" svg:height="1.651cm" svg:x="22.398cm" svg:y="11.447cm">
          <draw:text-box>
            <text:p text:style-name="P4"><text:span text:style-name="T3">shockfront</text:span><text:span text:style-name="T3"> </text:span></text:p>
          </draw:text-box>
        </draw:frame>
        <draw:custom-shape draw:style-name="gr8" draw:text-style-name="P7" draw:layer="layout" svg:width="13.843cm" svg:height="2.413cm" svg:x="0.3cm" svg:y="15.765cm">
          <text:p text:style-name="P6"><text:span text:style-name="T4">Ke</text:span><text:span text:style-name="T4">y: </text:span><text:span text:style-name="T5"><text:s text:c="3"/></text:span><text:span text:style-name="T5"><text:s text:c="7"/></text:span><text:span text:style-name="T5"><text:s text:c="7"/></text:span><text:span text:style-name="T5"><text:s text:c="7"/></text:span><text:span text:style-name="T5"><text:s text:c="7"/></text:span><text:span text:style-name="T5"><text:s text:c="5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2.286cm" svg:height="2.032cm" svg:x="3.429cm" svg:y="15.875cm">
          <text:p text:style-name="P8"><text:span text:style-name="T6">DM </text:span></text:p>
          <text:p text:style-name="P8"><text:span text:style-name="T6">+</text:span></text:p>
          <text:p text:style-name="P8"><text:span text:style-name="T6">G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" draw:text-style-name="P1" draw:layer="layout" svg:width="0.065cm" svg:height="0.412cm" draw:transform="skewX (-0.346971455296473) translate (8.229cm 16.5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119cm" svg:height="0.157cm" draw:transform="skewX (0.0317649923862969) rotate (-1.13219508576872) translate (8.847cm 16.3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119cm" svg:height="0.209cm" draw:transform="skewX (0.0143116998663535) rotate (-2.10661240715716) translate (9.907cm 17.388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279cm" svg:height="0.05cm" draw:transform="skewX (-0.345575191894877) rotate (0.530754625531475) translate (8.346cm 17.75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23cm" svg:height="0.124cm" draw:transform="skewX (-0.326551103048139) rotate (2.45463106000482) translate (9.386cm 17.90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8cm" svg:height="0.34cm" draw:transform="skewX (-0.341910000465689) rotate (-1.05365526942898) translate (9.041cm 16.98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93cm" svg:height="0.284cm" draw:transform="skewX (0.0246091424531201) rotate (-1.65090693946144) translate (9.823cm 16.65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241cm" svg:height="0.252cm" draw:transform="skewX (0.00785398163397447) rotate (-1.65090693946144) translate (9.623cm 16.9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111cm" svg:height="0.345cm" draw:transform="skewX (-0.0115191730631626) rotate (-1.65090693946144) translate (8.533cm 16.0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94cm" svg:height="0.292cm" draw:transform="skewX (0.00680678408277789) rotate (-1.13219508576872) translate (8.063cm 16.6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136cm" svg:height="0.429cm" draw:transform="skewX (-0.0162315620435473) rotate (-2.10661240715716) translate (8.189cm 17.25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137cm" svg:height="0.378cm" draw:transform="skewX (0.00523598775598289) rotate (-2.10661240715716) translate (9.323cm 15.94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01cm" svg:height="0.108cm" draw:transform="skewX (-0.0185004900711399) rotate (-1.65090693946144) translate (9.352cm 16.2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10" draw:layer="layout" svg:width="3.448cm" svg:height="1.07cm" svg:x="7.239cm" svg:y="16.329cm">
          <draw:text-box>
            <text:p text:style-name="P9"><text:span text:style-name="T7">Galaxies</text:span></text:p>
          </draw:text-box>
        </draw:frame>
        <draw:custom-shape draw:style-name="gr12" draw:text-style-name="P1" draw:layer="layout" svg:width="1.016cm" svg:height="1.902cm" draw:transform="rotate (-0.777544181763474) translate (60.245cm 8.83cm)">
          <text:p/>
          <draw:enhanced-geometry svg:viewBox="0 0 21600 21600" draw:glue-points="0 0 0 21600 21600 10800" draw:text-areas="0 ?f9 7800 ?f10" draw:type="right-brace" draw:modifiers="2059.91902834008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7" draw:layer="layout" svg:width="13.843cm" svg:height="18.034cm" svg:x="14.143cm" svg:y="0.144cm">
          <text:p text:style-name="P6"><text:span text:style-name="T5"><text:s text:c="36"/></text:span></text:p>
          <draw:enhanced-geometry svg:viewBox="0 0 21600 21600" draw:path-stretchpoint-x="10800" draw:path-stretchpoint-y="10800" draw:text-areas="?f3 ?f4 ?f5 ?f6" draw:type="round-rectangle" draw:modifiers="664.663392083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6.381cm" svg:height="1.578cm" svg:x="5.476cm" svg:y="12.917cm">
          <draw:text-box>
            <text:p text:style-name="P2"><text:span text:style-name="T1">Momentum</text:span></text:p>
          </draw:text-box>
        </draw:frame>
        <draw:custom-shape draw:style-name="gr8" draw:text-style-name="P7" draw:layer="layout" svg:width="13.843cm" svg:height="18.034cm" svg:x="0.3cm" svg:y="0.144cm">
          <text:p text:style-name="P6"><text:span text:style-name="T5"><text:s text:c="36"/></text:span></text:p>
          <draw:enhanced-geometry svg:viewBox="0 0 21600 21600" draw:path-stretchpoint-x="10800" draw:path-stretchpoint-y="10800" draw:text-areas="?f3 ?f4 ?f5 ?f6" draw:type="round-rectangle" draw:modifiers="664.663392083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" draw:layer="layout" svg:width="13.843cm" svg:height="1.894cm" svg:x="14.351cm" svg:y="0.102cm">
          <draw:text-box>
            <text:p text:style-name="P3">Outgoing scenario</text:p>
          </draw:text-box>
        </draw:frame>
        <draw:frame draw:style-name="gr14" draw:text-style-name="P1" draw:layer="layout" svg:width="10.795cm" svg:height="1.397cm" svg:x="15.667cm" svg:y="2.303cm">
          <draw:image xlink:href="Pictures/100002010000067E000000D0520DE755.png" xlink:type="simple" xlink:show="embed" xlink:actuate="onLoad">
            <text:p/>
          </draw:image>
        </draw:frame>
        <draw:custom-shape draw:style-name="gr8" draw:text-style-name="P7" draw:layer="layout" svg:width="13.843cm" svg:height="18.034cm" svg:x="27.986cm" svg:y="0.144cm">
          <text:p text:style-name="P6"><text:span text:style-name="T5"><text:s text:c="36"/></text:span></text:p>
          <draw:enhanced-geometry svg:viewBox="0 0 21600 21600" draw:path-stretchpoint-x="10800" draw:path-stretchpoint-y="10800" draw:text-areas="?f3 ?f4 ?f5 ?f6" draw:type="round-rectangle" draw:modifiers="664.663392083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" draw:layer="layout" svg:width="8.509cm" svg:height="1.894cm" svg:x="30.813cm" svg:y="0.155cm">
          <draw:text-box>
            <text:p text:style-name="P3"><text:span text:style-name="T2">Apocenter</text:span></text:p>
          </draw:text-box>
        </draw:frame>
        <draw:frame draw:style-name="gr14" draw:text-style-name="P1" draw:layer="layout" svg:width="10.606cm" svg:height="1.29cm" svg:x="43.345cm" svg:y="2.283cm">
          <draw:image xlink:href="Pictures/100002010000067E000000CC48BF2471.png" xlink:type="simple" xlink:show="embed" xlink:actuate="onLoad">
            <text:p/>
          </draw:image>
        </draw:frame>
        <draw:g>
          <draw:custom-shape draw:style-name="gr3" draw:text-style-name="P1" draw:layer="layout" svg:width="2.583cm" svg:height="2.543cm" draw:transform="rotate (-0.0307177948351003) translate (31.627cm 11.0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1" draw:layer="layout" svg:width="0.066cm" svg:height="0.407cm" draw:transform="skewX (-0.353080107678453) translate (32.305cm 12.0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9cm" svg:height="0.159cm" draw:transform="skewX (-0.0188495559215388) rotate (-1.13219508576872) translate (32.918cm 11.81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2cm" svg:height="0.216cm" draw:transform="skewX (-0.00471238898038472) rotate (-2.10661240715716) translate (33.967cm 12.846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78cm" svg:height="0.052cm" draw:transform="skewX (-0.333183354205718) rotate (0.530754625531476) translate (32.422cm 13.211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cm" svg:height="0.117cm" draw:transform="skewX (-0.367217274619607) rotate (2.45463106000482) translate (33.451cm 13.349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78cm" svg:height="0.333cm" draw:transform="skewX (-0.345924257745276) rotate (-1.05365526942898) translate (33.112cm 12.4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2cm" svg:height="0.28cm" draw:transform="skewX (0.0143116998663535) rotate (-1.65090693946144) translate (33.886cm 12.12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41cm" svg:height="0.252cm" draw:transform="skewX (0.0118682389135614) rotate (-1.65090693946144) translate (33.688cm 12.41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2cm" svg:height="0.341cm" draw:transform="skewX (0.011693705988362) rotate (-1.65090693946144) translate (32.608cm 11.4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3cm" svg:height="0.288cm" draw:transform="skewX (-0.00698131700797726) rotate (-1.13219508576872) translate (32.142cm 12.15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5cm" svg:height="0.425cm" draw:transform="skewX (-0.00942477796076945) rotate (-2.10661240715716) translate (32.265cm 12.7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4cm" svg:height="0.378cm" draw:transform="skewX (-0.013264502315157) rotate (-2.10661240715716) translate (33.393cm 11.4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99cm" svg:height="0.109cm" draw:transform="skewX (0.00925024503556993) rotate (-1.65090693946144) translate (33.419cm 11.68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3" draw:text-style-name="P1" draw:layer="layout" svg:width="2.586cm" svg:height="2.543cm" draw:transform="rotate (-0.0307177948351003) translate (34.545cm 8.0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1" draw:layer="layout" svg:width="0.067cm" svg:height="0.407cm" draw:transform="skewX (-0.353080107678453) translate (35.189cm 8.99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5cm" svg:height="0.16cm" draw:transform="skewX (-0.0125663706143591) rotate (-1.13219508576872) translate (35.805cm 8.8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08cm" svg:height="0.215cm" draw:transform="skewX (-0.0139626340159546) rotate (-2.10661240715716) translate (36.855cm 9.841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81cm" svg:height="0.054cm" draw:transform="skewX (-0.402647458435092) rotate (0.530754625531476) translate (35.305cm 10.207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2cm" svg:height="0.122cm" draw:transform="skewX (-0.338942940737299) rotate (2.45463106000482) translate (36.337cm 10.342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79cm" svg:height="0.333cm" draw:transform="skewX (-0.337895743186102) rotate (-1.05365526942898) translate (35.995cm 9.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2cm" svg:height="0.281cm" draw:transform="skewX (-0.0106465084371654) rotate (-1.65090693946144) translate (36.772cm 9.11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41cm" svg:height="0.252cm" draw:transform="skewX (-0.0118682389135614) rotate (-1.65090693946144) translate (36.574cm 9.40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07cm" svg:height="0.345cm" draw:transform="skewX (0.0144862327915529) rotate (-1.65090693946144) translate (35.494cm 8.4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2cm" svg:height="0.286cm" draw:transform="skewX (-0.0349065850398866) rotate (-1.13219508576872) translate (35.026cm 9.14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4cm" svg:height="0.422cm" draw:transform="skewX (0.00715584993317669) rotate (-2.10661240715716) translate (35.148cm 9.7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3cm" svg:height="0.372cm" draw:transform="skewX (0.00802851455917396) rotate (-2.10661240715716) translate (36.275cm 8.4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98cm" svg:height="0.108cm" draw:transform="skewX (-0.00925024503556995) rotate (-1.65090693946144) translate (36.303cm 8.67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8" draw:text-style-name="P7" draw:layer="layout" svg:width="13.843cm" svg:height="18.034cm" svg:x="41.829cm" svg:y="0.117cm">
          <text:p text:style-name="P6"><text:span text:style-name="T5"><text:s text:c="36"/></text:span></text:p>
          <draw:enhanced-geometry svg:viewBox="0 0 21600 21600" draw:path-stretchpoint-x="10800" draw:path-stretchpoint-y="10800" draw:text-areas="?f3 ?f4 ?f5 ?f6" draw:type="round-rectangle" draw:modifiers="664.663392083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" draw:layer="layout" svg:width="10.033cm" svg:height="1.478cm" svg:x="15.667cm" svg:y="3.746cm">
          <draw:image xlink:href="Pictures/1000020100000667000000FDB98EC4E2.png" xlink:type="simple" xlink:show="embed" xlink:actuate="onLoad">
            <text:p/>
          </draw:image>
        </draw:frame>
        <draw:frame draw:style-name="gr14" draw:text-style-name="P1" draw:layer="layout" svg:width="8.001cm" svg:height="1.397cm" svg:x="29.764cm" svg:y="2.176cm">
          <draw:image xlink:href="Pictures/100002010000055B000000DBE16657D6.png" xlink:type="simple" xlink:show="embed" xlink:actuate="onLoad">
            <text:p/>
          </draw:image>
        </draw:frame>
        <draw:custom-shape draw:style-name="gr15" draw:text-style-name="P1" draw:layer="layout" svg:width="5.969cm" svg:height="3.605cm" draw:transform="skewX (8.65227017520101E-017) rotate (-0.686088928958971) translate (20.909cm 6.948cm)">
          <text:p/>
          <draw:enhanced-geometry svg:viewBox="0 0 21600 21600" draw:type="block-arc" draw:modifiers="-175.135063408088 9566.832790179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" draw:layer="layout" svg:width="5.969cm" svg:height="3.605cm" draw:transform="rotate (2.38743588380304) translate (20.946cm 15.892cm)">
          <text:p/>
          <draw:enhanced-geometry svg:viewBox="0 0 21600 21600" draw:type="block-arc" draw:modifiers="-175.135063408088 9566.832790179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4" draw:text-style-name="P1" draw:layer="layout" svg:width="10.287cm" svg:height="1.397cm" svg:x="29.764cm" svg:y="3.7cm">
          <draw:image xlink:href="Pictures/1000020100000659000000D972FD1DFE.png" xlink:type="simple" xlink:show="embed" xlink:actuate="onLoad">
            <text:p/>
          </draw:image>
        </draw:frame>
        <draw:frame draw:style-name="gr13" draw:text-style-name="P3" draw:layer="layout" svg:width="13.97cm" svg:height="1.894cm" svg:x="42.329cm" svg:y="0.155cm">
          <draw:text-box>
            <text:p text:style-name="P3"><text:span text:style-name="T2">Returning scenario </text:span></text:p>
          </draw:text-box>
        </draw:frame>
        <draw:frame draw:style-name="gr7" draw:text-style-name="P5" draw:layer="layout" svg:width="7.239cm" svg:height="2.555cm" svg:x="20.939cm" svg:y="14.876cm">
          <draw:text-box>
            <text:p text:style-name="P4"><text:span text:style-name="T3">shockfront</text:span></text:p>
            <text:p text:style-name="P4"><text:span text:style-name="T3"><text:s/></text:span></text:p>
          </draw:text-box>
        </draw:frame>
        <draw:custom-shape draw:style-name="gr15" draw:text-style-name="P1" draw:layer="layout" svg:width="5.969cm" svg:height="3.605cm" draw:transform="rotate (2.38743588380304) translate (32.63cm 17.399cm)">
          <text:p/>
          <draw:enhanced-geometry svg:viewBox="0 0 21600 21600" draw:type="block-arc" draw:modifiers="-175.135063408088 9566.832790179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" draw:layer="layout" svg:width="5.969cm" svg:height="3.605cm" draw:transform="skewX (8.65227017520101E-017) rotate (-0.686088928958971) translate (35.306cm 5.224cm)">
          <text:p/>
          <draw:enhanced-geometry svg:viewBox="0 0 21600 21600" draw:type="block-arc" draw:modifiers="-175.135063408088 9566.832790179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7" draw:text-style-name="P5" draw:layer="layout" svg:width="7.239cm" svg:height="2.555cm" svg:x="33.447cm" svg:y="15.765cm">
          <draw:text-box>
            <text:p text:style-name="P4"><text:span text:style-name="T3">shockfront</text:span></text:p>
            <text:p text:style-name="P4"><text:span text:style-name="T3"><text:s/></text:span></text:p>
          </draw:text-box>
        </draw:frame>
        <draw:frame draw:style-name="gr7" draw:text-style-name="P5" draw:layer="layout" svg:width="7.239cm" svg:height="1.651cm" svg:x="35.479cm" svg:y="10.304cm">
          <draw:text-box>
            <text:p text:style-name="P4"><text:span text:style-name="T3">shockfront</text:span><text:span text:style-name="T3"> </text:span></text:p>
          </draw:text-box>
        </draw:frame>
        <draw:frame draw:style-name="gr14" draw:text-style-name="P1" draw:layer="layout" svg:width="10.033cm" svg:height="1.478cm" svg:x="43.353cm" svg:y="3.619cm">
          <draw:image xlink:href="Pictures/1000020100000667000000FDB98EC4E2.png" xlink:type="simple" xlink:show="embed" xlink:actuate="onLoad">
            <text:p/>
          </draw:image>
        </draw:frame>
        <draw:g>
          <draw:custom-shape draw:style-name="gr3" draw:text-style-name="P1" draw:layer="layout" svg:width="2.583cm" svg:height="2.543cm" draw:transform="rotate (-0.0307177948351003) translate (46.987cm 10.2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1" draw:layer="layout" svg:width="0.066cm" svg:height="0.407cm" draw:transform="skewX (-0.353080107678453) translate (47.665cm 11.1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9cm" svg:height="0.159cm" draw:transform="skewX (-0.0188495559215388) rotate (-1.13219508576872) translate (48.278cm 10.97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2cm" svg:height="0.216cm" draw:transform="skewX (-0.00471238898038472) rotate (-2.10661240715716) translate (49.327cm 12.003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78cm" svg:height="0.052cm" draw:transform="skewX (-0.333183354205718) rotate (0.530754625531476) translate (47.782cm 12.368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cm" svg:height="0.117cm" draw:transform="skewX (-0.367217274619607) rotate (2.45463106000482) translate (48.811cm 12.506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78cm" svg:height="0.333cm" draw:transform="skewX (-0.345924257745276) rotate (-1.05365526942898) translate (48.472cm 11.60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2cm" svg:height="0.28cm" draw:transform="skewX (0.0143116998663535) rotate (-1.65090693946144) translate (49.246cm 11.2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41cm" svg:height="0.252cm" draw:transform="skewX (0.0118682389135614) rotate (-1.65090693946144) translate (49.048cm 11.57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2cm" svg:height="0.341cm" draw:transform="skewX (0.011693705988362) rotate (-1.65090693946144) translate (47.968cm 10.64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3cm" svg:height="0.288cm" draw:transform="skewX (-0.00698131700797726) rotate (-1.13219508576872) translate (47.502cm 11.30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5cm" svg:height="0.425cm" draw:transform="skewX (-0.00942477796076945) rotate (-2.10661240715716) translate (47.625cm 11.8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4cm" svg:height="0.378cm" draw:transform="skewX (-0.013264502315157) rotate (-2.10661240715716) translate (48.753cm 10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99cm" svg:height="0.109cm" draw:transform="skewX (0.00925024503556993) rotate (-1.65090693946144) translate (48.779cm 10.8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3" draw:text-style-name="P1" draw:layer="layout" svg:width="2.586cm" svg:height="2.543cm" draw:transform="rotate (-0.0307177948351003) translate (48.381cm 8.7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1" draw:layer="layout" svg:width="0.067cm" svg:height="0.407cm" draw:transform="skewX (-0.353080107678453) translate (49.025cm 9.6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5cm" svg:height="0.16cm" draw:transform="skewX (-0.0125663706143591) rotate (-1.13219508576872) translate (49.641cm 9.49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08cm" svg:height="0.215cm" draw:transform="skewX (-0.0139626340159546) rotate (-2.10661240715716) translate (50.691cm 10.522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81cm" svg:height="0.054cm" draw:transform="skewX (-0.402647458435092) rotate (0.530754625531476) translate (49.141cm 10.888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2cm" svg:height="0.122cm" draw:transform="skewX (-0.338942940737299) rotate (2.45463106000482) translate (50.173cm 11.023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79cm" svg:height="0.333cm" draw:transform="skewX (-0.337895743186102) rotate (-1.05365526942898) translate (49.831cm 10.1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2cm" svg:height="0.281cm" draw:transform="skewX (-0.0106465084371654) rotate (-1.65090693946144) translate (50.608cm 9.79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41cm" svg:height="0.252cm" draw:transform="skewX (-0.0118682389135614) rotate (-1.65090693946144) translate (50.41cm 10.08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07cm" svg:height="0.345cm" draw:transform="skewX (0.0144862327915529) rotate (-1.65090693946144) translate (49.33cm 9.16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2cm" svg:height="0.286cm" draw:transform="skewX (-0.0349065850398866) rotate (-1.13219508576872) translate (48.862cm 9.82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4cm" svg:height="0.422cm" draw:transform="skewX (0.00715584993317669) rotate (-2.10661240715716) translate (48.984cm 10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3cm" svg:height="0.372cm" draw:transform="skewX (0.00802851455917396) rotate (-2.10661240715716) translate (50.111cm 9.08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98cm" svg:height="0.108cm" draw:transform="skewX (-0.00925024503556995) rotate (-1.65090693946144) translate (50.139cm 9.35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5" draw:text-style-name="P1" draw:layer="layout" svg:width="5.969cm" svg:height="3.605cm" draw:transform="skewX (8.65227017520101E-017) rotate (-0.686088928958971) translate (50.201cm 4.622cm)">
          <text:p/>
          <draw:enhanced-geometry svg:viewBox="0 0 21600 21600" draw:type="block-arc" draw:modifiers="-175.135063408088 9566.832790179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" draw:layer="layout" svg:width="5.969cm" svg:height="3.605cm" draw:transform="rotate (2.38743588380304) translate (45.965cm 18.796cm)">
          <text:p/>
          <draw:enhanced-geometry svg:viewBox="0 0 21600 21600" draw:type="block-arc" draw:modifiers="-175.135063408088 9566.832790179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2.169cm" svg:height="1.778cm" draw:transform="rotate (-2.34205732325119) translate (52.624cm 11.035cm)">
          <text:p/>
          <draw:enhanced-geometry svg:viewBox="0 0 21600 21600" draw:text-areas="0 ?f0 ?f5 ?f2" draw:type="right-arrow" draw:modifiers="15767.6381909548 7212.14165261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.289cm" svg:height="1.778cm" draw:transform="rotate (0.804771318094585) translate (46.562cm 14.813cm)">
          <text:p/>
          <draw:enhanced-geometry svg:viewBox="0 0 21600 21600" draw:text-areas="0 ?f0 ?f5 ?f2" draw:type="right-arrow" draw:modifiers="15767.6381909548 7212.14165261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draw:layer="layout" svg:width="6.381cm" svg:height="1.578cm" svg:x="47.005cm" svg:y="15.33cm">
          <draw:text-box>
            <text:p text:style-name="P2"><text:span text:style-name="T1">Momentum</text:span></text:p>
          </draw:text-box>
        </draw:frame>
        <draw:frame draw:style-name="gr5" draw:text-style-name="P2" draw:layer="layout" svg:width="6.381cm" svg:height="1.578cm" svg:x="49.799cm" svg:y="12.155cm">
          <draw:text-box>
            <text:p text:style-name="P2"><text:span text:style-name="T1">Momentum</text:span></text:p>
          </draw:text-box>
        </draw:frame>
        <draw:frame draw:style-name="gr7" draw:text-style-name="P5" draw:layer="layout" svg:width="7.239cm" svg:height="1.651cm" svg:x="45.893cm" svg:y="6.24cm">
          <draw:text-box>
            <text:p text:style-name="P4"><text:span text:style-name="T8">Radio relic</text:span></text:p>
          </draw:text-box>
        </draw:frame>
        <draw:frame draw:style-name="gr7" draw:text-style-name="P5" draw:layer="layout" svg:width="4.572cm" svg:height="2.555cm" svg:x="42.083cm" svg:y="10.924cm">
          <draw:text-box>
            <text:p text:style-name="P4"><text:span text:style-name="T8">Radio relic</text:span></text:p>
          </draw:text-box>
        </draw:frame>
        <draw:frame draw:style-name="gr14" draw:text-style-name="P1" draw:layer="layout" svg:width="6.985cm" svg:height="1.27cm" svg:x="3.356cm" svg:y="2.44cm">
          <draw:image xlink:href="Pictures/10000201000004BF000000DF2116F1BB.png" xlink:type="simple" xlink:show="embed" xlink:actuate="onLoad">
            <text:p/>
          </draw:image>
        </draw:frame>
        <draw:frame draw:style-name="gr5" draw:text-style-name="P2" draw:layer="layout" svg:width="6.381cm" svg:height="1.578cm" svg:x="6.524cm" svg:y="5.605cm">
          <draw:text-box>
            <text:p text:style-name="P2"><text:span text:style-name="T1">Momentu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3" svg:font-family="Arial" style:font-adornments="Regular"/>
    <style:font-face style:name="Apple SD Gothic Neo" svg:font-family="'Apple SD Gothic Neo'" style:font-pitch="variable"/>
    <style:font-face style:name="Arial1" svg:font-family="Arial" style:font-pitch="variable"/>
    <style:font-face style:name="Arial Unicode MS2" svg:font-family="'Arial Unicode MS'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5.88cm" fo:page-height="18.415cm" style:print-orientation="portrait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0T02:25:56</meta:creation-date>
    <dc:date>2015-04-04T17:21:11.817241000</dc:date>
    <meta:editing-duration>PT2H17S</meta:editing-duration>
    <meta:editing-cycles>26</meta:editing-cycles>
    <meta:generator>LibreOffice/4.2.8.2$MacOSX_x86 LibreOffice_project/48d50dbfc06349262c9d50868e5c1f630a573ebd</meta:generator>
    <meta:document-statistic meta:object-count="168"/>
  </office:meta>
</office:document-meta>
</file>